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1000000587432C3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5.84cm" fo:margin-left="-0.123cm" table:align="left" style:writing-mode="lr-tb"/>
    </style:style>
    <style:style style:name="Tabla1.A" style:family="table-column">
      <style:table-column-properties style:column-width="1.843cm"/>
    </style:style>
    <style:style style:name="Tabla1.B" style:family="table-column">
      <style:table-column-properties style:column-width="13.99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color="#000000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4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P5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fo:language="es" fo:country="AR" style:language-asian="zh" style:country-asian="CN" style:language-complex="ar" style:country-complex="SA"/>
    </style:style>
    <style:style style:name="P8" style:family="paragraph" style:parent-style-name="Standard">
      <style:paragraph-properties fo:margin-left="0cm" fo:margin-right="0cm" fo:text-align="justify" style:justify-single-word="false" fo:text-indent="0.801cm" style:auto-text-indent="false"/>
      <style:text-properties fo:language="es" fo:country="AR" style:language-asian="zh" style:country-asian="CN" style:language-complex="ar" style:country-complex="SA"/>
    </style:style>
    <style:style style:name="P9" style:family="paragraph" style:parent-style-name="Normal_20__28_Web_29_">
      <style:paragraph-properties fo:margin-left="0cm" fo:margin-right="0cm" fo:margin-top="0cm" fo:margin-bottom="0cm" fo:text-indent="0.801cm" style:auto-text-indent="false"/>
    </style:style>
    <style:style style:name="P10" style:family="paragraph" style:parent-style-name="Text_20_body">
      <style:text-properties fo:language="en" fo:country="US"/>
    </style:style>
    <style:style style:name="P11" style:family="paragraph" style:parent-style-name="Text_20_body">
      <style:paragraph-properties fo:text-align="start" style:justify-single-word="false"/>
      <style:text-properties fo:language="es" fo:country="ES"/>
    </style:style>
    <style:style style:name="P12" style:family="paragraph" style:parent-style-name="Text_20_body">
      <style:paragraph-properties fo:text-align="start" style:justify-single-word="false"/>
      <style:text-properties fo:language="es" fo:country="MX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8pt" style:text-underline-style="none" fo:font-weight="normal" style:font-size-asian="15.75pt" style:font-weight-asian="normal" style:font-size-complex="18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8" style:family="paragraph" style:parent-style-name="Text_20_body">
      <style:paragraph-properties fo:margin-left="0cm" fo:margin-right="0cm" fo:text-indent="0.501cm" style:auto-text-indent="false"/>
    </style:style>
    <style:style style:name="P19" style:family="paragraph" style:parent-style-name="Sangría_20_2_20_de_20_t._20_independiente">
      <style:paragraph-properties fo:margin-left="6.535cm" fo:margin-right="0cm" fo:text-indent="-6.562cm" style:auto-text-indent="false"/>
    </style:style>
    <style:style style:name="P20" style:family="paragraph" style:parent-style-name="Sangría_20_2_20_de_20_t._20_independiente">
      <style:paragraph-properties fo:margin-left="0.009cm" fo:margin-right="0cm" fo:text-indent="0cm" style:auto-text-indent="false" style:snap-to-layout-grid="false"/>
      <style:text-properties fo:language="es" fo:country="MX"/>
    </style:style>
    <style:style style:name="P21" style:family="paragraph" style:parent-style-name="Sangría_20_2_20_de_20_t._20_independiente">
      <style:paragraph-properties fo:margin-left="5.345cm" fo:margin-right="0cm" fo:text-indent="-5.371cm" style:auto-text-indent="false">
        <style:tab-stops/>
      </style:paragraph-properties>
    </style:style>
    <style:style style:name="P22" style:family="paragraph" style:parent-style-name="Normal_20__28_Web_29_">
      <style:paragraph-properties fo:margin-left="0cm" fo:margin-right="0cm" fo:margin-top="0cm" fo:margin-bottom="0cm" fo:text-indent="0.741cm" style:auto-text-indent="false"/>
    </style:style>
    <style:style style:name="P23" style:family="paragraph" style:parent-style-name="Text_20_body">
      <style:paragraph-properties fo:margin-left="0cm" fo:margin-right="0cm" fo:text-align="justify" style:justify-single-word="false" fo:text-indent="0.009cm" style:auto-text-indent="false" style:snap-to-layout-grid="false"/>
      <style:text-properties fo:language="es" fo:country="MX"/>
    </style:style>
    <style:style style:name="P24" style:family="paragraph" style:parent-style-name="Text_20_body">
      <style:paragraph-properties fo:margin-left="0cm" fo:margin-right="0cm" fo:text-align="justify" style:justify-single-word="false" fo:text-indent="0.009cm" style:auto-text-indent="false" style:snap-to-layout-grid="false"/>
      <style:text-properties fo:language="es" fo:country="ES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s" fo:country="MX"/>
    </style:style>
    <style:style style:name="P26" style:family="paragraph" style:parent-style-name="Sangría_20_2_20_de_20_t._20_independiente">
      <style:paragraph-properties fo:margin-left="0cm" fo:margin-right="0cm" fo:text-indent="0cm" style:auto-text-indent="false" style:snap-to-layout-grid="false"/>
      <style:text-properties fo:language="es" fo:country="MX"/>
    </style:style>
    <style:style style:name="P27" style:family="paragraph" style:parent-style-name="Text_20_body">
      <style:paragraph-properties fo:text-align="center" style:justify-single-word="false" fo:break-before="page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language="es" fo:country="MX"/>
    </style:style>
    <style:style style:name="P29" style:family="paragraph" style:parent-style-name="Standard" style:list-style-name="L1">
      <style:paragraph-properties fo:margin-left="0.801cm" fo:margin-right="0cm" fo:text-align="justify" style:justify-single-word="false" fo:text-indent="0.801cm" style:auto-text-indent="false"/>
      <style:text-properties fo:language="es" fo:country="AR" style:language-asian="zh" style:country-asian="CN" style:language-complex="ar" style:country-complex="SA"/>
    </style:style>
    <style:style style:name="P30" style:family="paragraph" style:parent-style-name="Standard" style:list-style-name="L2">
      <style:paragraph-properties fo:margin-left="0.801cm" fo:margin-right="0cm" fo:text-align="justify" style:justify-single-word="false" fo:text-indent="0.801cm" style:auto-text-indent="false"/>
      <style:text-properties fo:language="es" fo:country="AR" style:language-asian="zh" style:country-asian="CN" style:language-complex="ar" style:country-complex="SA"/>
    </style:style>
    <style:style style:name="P31" style:family="paragraph" style:parent-style-name="Standard" style:list-style-name="L3">
      <style:paragraph-properties fo:margin-left="0cm" fo:margin-right="0cm" fo:text-align="justify" style:justify-single-word="false" fo:text-indent="0.801cm" style:auto-text-indent="false"/>
      <style:text-properties fo:language="es" fo:country="AR" style:language-asian="zh" style:country-asian="CN" style:language-complex="ar" style:country-complex="SA"/>
    </style:style>
    <style:style style:name="P32" style:family="paragraph" style:parent-style-name="Standard" style:list-style-name="L4">
      <style:paragraph-properties fo:margin-left="0cm" fo:margin-right="0cm" fo:text-align="justify" style:justify-single-word="false" fo:text-indent="0.847cm" style:auto-text-indent="false"/>
      <style:text-properties fo:language="es" fo:country="AR" style:language-asian="zh" style:country-asian="CN" style:language-complex="ar" style:country-complex="SA"/>
    </style:style>
    <style:style style:name="P33" style:family="paragraph" style:parent-style-name="Standard" style:list-style-name="L5">
      <style:paragraph-properties fo:margin-left="0cm" fo:margin-right="0cm" fo:text-align="justify" style:justify-single-word="false" fo:text-indent="0.847cm" style:auto-text-indent="false"/>
      <style:text-properties fo:language="es" fo:country="AR" style:language-asian="zh" style:country-asian="CN" style:language-complex="ar" style:country-complex="SA"/>
    </style:style>
    <style:style style:name="P34" style:family="paragraph" style:parent-style-name="Text_20_body" style:list-style-name="L6">
      <style:paragraph-properties fo:margin-left="0cm" fo:margin-right="0cm" fo:text-align="justify" style:justify-single-word="false" fo:text-indent="0.009cm" style:auto-text-indent="false" style:snap-to-layout-grid="false"/>
      <style:text-properties fo:language="es" fo:country="MX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ORDENANZA N° 2498-CM-14</text:p>
      <text:p text:style-name="P6"/>
      <text:p text:style-name="P6"/>
      <text:p text:style-name="P21">DESCRIPCIÓN SINTÉTICA: APROBAR PRESUPUESTO IMTVHS AÑO 2013.</text:p>
      <text:p text:style-name="P19"/>
      <text:p text:style-name="P19">ANTECEDENTES</text:p>
      <text:h text:style-name="Heading_20_4" text:outline-level="4" text:is-list-header="true"/>
      <text:p text:style-name="P9">Carta Orgánica Municipal, artículo 29°, inciso 39; Capítulo III, Presupuesto, artículo 110 y concordantes.</text:p>
      <text:p text:style-name="P9"/>
      <text:p text:style-name="P9">Ordenanza 1611-CM-06: Proceso Presupuestario.</text:p>
      <text:p text:style-name="P9"/>
      <text:p text:style-name="P9">Ordenanza 1772-CM-07: modificatoria Ordenanza 1611-CM-06.</text:p>
      <text:p text:style-name="P9"/>
      <text:p text:style-name="P9">Ordenanza 2424-CM-13: Presupuesto Municipal Ejercicio 2013.</text:p>
      <text:p text:style-name="P9"/>
      <text:p text:style-name="P9">Ordenanza 2275-CM-11.</text:p>
      <text:p text:style-name="P9"/>
      <text:p text:style-name="P9">Ordenanza 2383-CM-13.</text:p>
      <text:p text:style-name="P9"/>
      <text:p text:style-name="P9">Ordenanza 1815-CM-08.</text:p>
      <text:p text:style-name="P9"/>
      <text:p text:style-name="P9">Ordenanza 1977-CM-09.</text:p>
      <text:p text:style-name="P9"/>
      <text:p text:style-name="P9">Ordenanza 2070-CM-10.</text:p>
      <text:p text:style-name="P22"/>
      <text:p text:style-name="P6">FUNDAMENTOS</text:p>
      <text:p text:style-name="P6"/>
      <text:p text:style-name="P8">Por Ordenanza 2424-CM-13 se aprobó el Presupuesto Municipal para el año 2013.</text:p>
      <text:p text:style-name="P8"/>
      <text:p text:style-name="P8">Por demoras operativas el Instituto Municipal de Tierras y Viviendas para el Hábitat Social no había presentado su presupuesto a fin de incorporarlo como anexo al Presupuesto Municipal.</text:p>
      <text:p text:style-name="P8"/>
      <text:p text:style-name="P8">El IMTVHS presentó su presupuesto para el año 2013 en el mes de julio 2013.</text:p>
      <text:p text:style-name="P8"/>
      <text:p text:style-name="P8">Se debe incorporar la modificación correspondiente a la Ordenanza 2424-CM-13 aprobándose el Presupuesto para el año 2013 del IMTVHS.</text:p>
      <text:p text:style-name="P8"/>
      <text:p text:style-name="P8">El IMTVHS es el órgano de aplicación de las políticas sobre hábitat fijadas por la Municipalidad de San Carlos de Bariloche.</text:p>
      <text:p text:style-name="P8"/>
      <text:p text:style-name="P8">Las políticas de acción sobre hábitat fijadas por el gobierno cumplen en la actualidad con los objetivos fundamentales del IMTVHS es decir:</text:p>
      <text:p text:style-name="P8"/>
      <text:list xml:id="list11264638492" text:style-name="L1">
        <text:list-header>
          <text:p text:style-name="P29">- Contribuir al acceso a la vivienda digna de todos los habitantes de San Carlos de Bariloche, que estén imposibilitados por razones económicas y sociales de acceder a la misma por cualquiera de los medios regidos por el sector privado, y que requieran de la participación del sector público para lograrlo.</text:p>
          <text:p text:style-name="P29"/>
        </text:list-header>
      </text:list>
      <text:list xml:id="list2036464965" text:style-name="L2">
        <text:list-header>
          <text:p text:style-name="P30">- Propender a reducir, mediante la ejecución de <text:s/>políticas activas, el déficit habitacional, de tierras, de equipamiento comunitario, infraestructura y servicios, que se registran en la ciudad de San Carlos de Bariloche, juntamente con las secretarías correspondientes del Departamento Ejecutivo.</text:p>
          <text:p text:style-name="P30"/>
          <text:p text:style-name="P30"><text:soft-page-break/>- Promover el efectivo ejercicio del derecho al hábitat y a la vivienda de todos los habitantes de la ciudad de San Carlos de Bariloche. Estimular la participación ciudadana a través de instituciones públicas o sociales.</text:p>
          <text:p text:style-name="P30"/>
          <text:p text:style-name="P30">- Promocionar la demanda y estimular la oferta de vivienda.</text:p>
          <text:p text:style-name="P30"/>
          <text:p text:style-name="P30">- Garantizar la regularización dominial de los inmuebles a favor de los destinatarios de las diferentes operatorias.</text:p>
          <text:p text:style-name="P30"/>
          <text:p text:style-name="P30">- Desarrollar estrategias tendientes a la optimización de la administración de la cartera crediticia, con el objetivo de generar los recursos necesarios para el mejor cumplimiento de las tareas del IMTVHS.</text:p>
        </text:list-header>
      </text:list>
      <text:p text:style-name="P8"/>
      <text:p text:style-name="P8"/>
      <text:p text:style-name="P8">Estas políticas sobre hábitat fijadas por el gobierno se traducen en programas y acciones del IMTVHS que tienen como objetivos principales los de:</text:p>
      <text:p text:style-name="P8"/>
      <text:p text:style-name="P8">a) Apuntar a facilitar el acceso o mejoramiento de la vivienda comprendiendo la construcción de las mismas, la urbanización de las tierras en que se levanten, y la promoción de la vida comunitaria de sus habitantes.</text:p>
      <text:p text:style-name="P8"/>
      <text:p text:style-name="P8">b) Promocionar la demanda a través de acciones tendientes a facilitar el acceso a la vivienda o el mejoramiento de la misma, de los habitantes de la ciudad de San Carlos de Bariloche, mediante políticas de crédito instrumentadas con recursos propios o de operatorias de cofinanciamiento con entidades financieras oficiales.</text:p>
      <text:p text:style-name="P8"/>
      <text:list xml:id="list140488405" text:style-name="L3">
        <text:list-item>
          <text:list>
            <text:list-item>
              <text:p text:style-name="P31">Sostener y promover políticas y acciones autogestivas y cogestivas, a través de operatorias que permitan el acceso a la vivienda o el mejoramiento de la misma, de sectores organizados colectivamente que reúnan las condiciones fijadas en las ordenanzas locales y leyes provinciales y nacionales que rigen en la materia.</text:p>
            </text:list-item>
          </text:list>
        </text:list-item>
      </text:list>
      <text:p text:style-name="P8"/>
      <text:p text:style-name="P8">d) Financiar la oferta estructurando operatorias que permitan el desarrollo de planes habitacionales o proyectos constructivos, a través de mecanismos de financiamiento o cofinanciamiento con entidades financieras sociales.</text:p>
      <text:p text:style-name="P8"/>
      <text:p text:style-name="P8">e) Regular la urbanización de asentamientos y núcleos habitacionales transitorios existentes.</text:p>
      <text:p text:style-name="P7"/>
      <text:p text:style-name="P7">f) Promover el alquiler social en forma directa a aquellos grupos familiares vulnerables en situación de riesgo o a través de seguros de caución de acuerdo a lo fijado en las leyes de locaciones urbanas.</text:p>
      <text:p text:style-name="P7"/>
      <text:p text:style-name="P7">g) Otorgar preferencia a las personas con capacidades diferentes y de escasos recursos económicos, dándoles en la adjudicación de inmuebles construidos a través de los programas de urbanización de núcleos habitacionales transitorios, y asentamientos en general, un puntaje adicional contra la presentación del Certificado de Discapacidad, otorgado por el organismo público competente.</text:p>
      <text:p text:style-name="P7"/>
      <text:p text:style-name="P7">Sintéticamente estas políticas de acción buscan cumplir con los fines estamentales y apostar al compromiso social contributivo, a través de la implementación de los siguientes programas financiados con recursos propios del IMTVHS:</text:p>
      <text:p text:style-name="P7"/>
      <text:list xml:id="list841415384" text:style-name="L4">
        <text:list-item>
          <text:list>
            <text:list-item>
              <text:list>
                <text:list-item>
                  <text:p text:style-name="P32">Adquisición de tierras.</text:p>
                </text:list-item>
                <text:list-item>
                  <text:p text:style-name="P32">Mejoramiento habitacional con microcrédito.</text:p>
                </text:list-item>
                <text:list-item>
                  <text:p text:style-name="P32">Resguardo de tierras.</text:p>
                </text:list-item>
                <text:list-item>
                  <text:p text:style-name="P32">Regularización situación dominial.</text:p>
                </text:list-item>
                <text:list-item>
                  <text:p text:style-name="P32"><text:soft-page-break/>Creación de banco de datos.</text:p>
                </text:list-item>
                <text:list-item>
                  <text:p text:style-name="P32">Subsidios y ayudas.</text:p>
                </text:list-item>
                <text:list-item>
                  <text:p text:style-name="P32">Página Web.</text:p>
                </text:list-item>
                <text:list-item>
                  <text:p text:style-name="P32">Desarrollo imagen institucional.</text:p>
                </text:list-item>
              </text:list>
            </text:list-item>
          </text:list>
        </text:list-item>
      </text:list>
      <text:p text:style-name="P7"/>
      <text:p text:style-name="P7">Además de la implementación de los siguientes programas financiados con recursos de otras jurisdicciones:</text:p>
      <text:p text:style-name="P7"/>
      <text:list xml:id="list1969325414" text:style-name="L5">
        <text:list-item>
          <text:p text:style-name="P33">Casa propia.</text:p>
        </text:list-item>
        <text:list-item>
          <text:p text:style-name="P33">Barrio 10 de Diciembre.</text:p>
        </text:list-item>
        <text:list-item>
          <text:p text:style-name="P33">PROMHIB.</text:p>
        </text:list-item>
        <text:list-item>
          <text:p text:style-name="P33">Mejor vivir/ PROMEBA.</text:p>
        </text:list-item>
        <text:list-item>
          <text:p text:style-name="P33">Plan Federal.</text:p>
        </text:list-item>
        <text:list-item>
          <text:p text:style-name="P33">Obras de infraestructura 35 hectáreas.</text:p>
        </text:list-item>
        <text:list-item>
          <text:p text:style-name="P33">Ejecución de Acueducto 1ra etapa.</text:p>
        </text:list-item>
        <text:list-item>
          <text:p text:style-name="P33">Ejecución de Acueducto 2da etapa.</text:p>
        </text:list-item>
      </text:list>
      <text:p text:style-name="P7"/>
      <text:p text:style-name="P7">La Carta Orgánica Municipal en su Artículo 29, inciso 39, prevé la competencia del Municipio para “formular y aprobar el presupuesto de gastos y recursos municipales”.</text:p>
      <text:p text:style-name="P7"/>
      <text:p text:style-name="P7">En el marco de lo precedentemente expuesto <text:s/>se da cumplimiento en debida forma con la presentación del presupuesto del IMTVHS.</text:p>
      <text:p text:style-name="P7"/>
      <text:p text:style-name="P7"/>
      <text:p text:style-name="Text_20_body_20_indent">AUTORA: Intendenta Municipal, Lic. María Eugenia Martini.</text:p>
      <text:p text:style-name="Text_20_body_20_indent"/>
      <text:p text:style-name="Text_20_body_20_indent">COLABORADORES: Secretario de Hacienda, Cdor. Ariel Gomis.</text:p>
      <text:p text:style-name="Text_20_body_20_indent"/>
      <text:p text:style-name="Text_20_body"/>
      <text:p text:style-name="Text_20_body">El proyecto original Nº 412/14 con las modificaciones introducidas, fue aprobado en la sesión del día 6 de marzo de 2014, según consta en el Acta Nº 1014/14. Por ello, en ejercicio de las atribuciones que le otorga el Art. 38 de la Carta Orgánica Municipal,</text:p>
      <text:p text:style-name="Text_20_body"/>
      <text:p text:style-name="Text_20_body"/>
      <text:p text:style-name="Text_20_body">EL CONCEJO MUNICIPAL DE SAN CARLOS DE BARILOCHE</text:p>
      <text:p text:style-name="Text_20_body">SANCIONA CON CARÁCTER DE </text:p>
      <text:p text:style-name="Text_20_body"/>
      <text:p text:style-name="P10">ORDENANZA</text:p>
      <text:p text:style-name="P10"/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Art. <text:s/>1°) </text:p>
          </table:table-cell>
          <table:table-cell table:style-name="Tabla1.A1" office:value-type="string">
            <text:p text:style-name="P20">Se modifica el artículo 4°) de la Ordenanza 2424-CM-13 el que quedará redactado de la siguiente manera:</text:p>
            <text:p text:style-name="P20"/>
            <text:p text:style-name="P20">“Art. 4°) Se estima en la suma de pesos setenta y tres millones doscientos sesenta y un mil seiscientos uno con 81/100 ($73.261.601,81) los Gastos Corrientes, de Capital y Deuda del Presupuesto del Instituto Municipal de Tierras y Viviendas para el Ejercicio 2013, conforme se indica a continuación y analíticamente en el Anexo II a la presente Ordenanza, a saber:</text:p>
            <text:p text:style-name="P20"/>
            <text:p text:style-name="P20">I) Gastos Corrientes <text:s text:c="29"/>$4.857.309,27</text:p>
            <text:p text:style-name="P20">II) Gastos de Capital <text:s text:c="27"/>$68.304.292,54</text:p>
            <text:p text:style-name="P26">III) Deuda <text:s text:c="42"/><text:span text:style-name="T3">$ <text:s text:c="6"/>100.000,00</text:span></text:p>
            <text:p text:style-name="P26"><text:s text:c="6"/>Total <text:s text:c="46"/>$ 73.261.601,81</text:p>
            <text:p text:style-name="P20"/>
            <text:p text:style-name="P20"/>
          </table:table-cell>
        </table:table-row>
        <text:soft-page-break/>
        <table:table-row table:style-name="Tabla1.1">
          <table:table-cell table:style-name="Tabla1.A1" office:value-type="string">
            <text:p text:style-name="P12">Art. <text:s/>2°)</text:p>
          </table:table-cell>
          <table:table-cell table:style-name="Tabla1.A1" office:value-type="string">
            <text:p text:style-name="P23">Se incorpora a la Ordenanza 2424-CM-13 el artículo 5°, que a continuación se detalla:</text:p>
            <text:p text:style-name="P23"/>
            <text:p text:style-name="P23">“Art. 5°) Se estima la suma de pesos setenta y tres millones doscientos sesenta y un mil seiscientos uno con 81/100 ($ 73.261.601,81) el Presupuesto de Recursos del Instituto Municipal de Tierras y Viviendas para el Ejercicio 2013, destinado a atender los gastos fijados en el artículo anterior, de acuerdo con el resumen que se indica a continuación y el detalle que figura en el Anexo II de la presente Ordenanza, a saber:</text:p>
            <text:p text:style-name="P23"/>
            <text:list xml:id="list973935887" text:style-name="L6">
              <text:list-header>
                <text:p text:style-name="P34">I) Recursos Corrientes</text:p>
              </text:list-header>
            </text:list>
            <text:p text:style-name="P23"><text:s text:c="3"/>a) De Jurisdicción propia <text:s text:c="40"/>$1.611.178,00</text:p>
            <text:p text:style-name="P23"><text:s text:c="3"/>b) De Jurisdicción Municipal <text:s text:c="34"/>$2.500.000,00</text:p>
            <text:p text:style-name="P23"><text:s text:c="3"/>c) Otros Aportes <text:s text:c="54"/>$1.076.631,28</text:p>
            <text:p text:style-name="P23"/>
            <text:p text:style-name="P23">II) Recursos de Capital</text:p>
            <text:p text:style-name="P23"><text:s text:c="3"/>a) Reembolsos <text:s text:c="64"/>$33.500,00</text:p>
            <text:p text:style-name="P23"><text:s text:c="3"/>b) Aportes p/ Obra Pública Nación/ Provincia <text:s text:c="8"/>$56.234.292,53</text:p>
            <text:p text:style-name="P23"><text:s text:c="3"/>c) Programas Nación/ Provincia <text:s text:c="30"/>$11.806.000,00</text:p>
            <text:p text:style-name="P23"><text:s text:c="7"/>Total <text:s text:c="69"/>$73.261.601,81</text:p>
            <text:p text:style-name="P24"/>
          </table:table-cell>
        </table:table-row>
        <table:table-row table:style-name="Tabla1.1">
          <table:table-cell table:style-name="Tabla1.A1" office:value-type="string">
            <text:p text:style-name="P12">Art. <text:s/>3°)</text:p>
          </table:table-cell>
          <table:table-cell table:style-name="Tabla1.A1" office:value-type="string">
            <text:p text:style-name="P23">Se incorpora a la Ordenanza 2424-CM-13 el artículo 6°), que a continuación se detalla:</text:p>
            <text:p text:style-name="P23"/>
            <text:p text:style-name="P23">“Art. 6°) Se aprueba el Presupuesto de Gastos y Cálculo de Recursos para el Ejercicio Económico del Año 2013 del Instituto Municipal de Tierras y Viviendas para el Hábitat Social según Anexo II que forma parte de la presente.</text:p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12">Art. <text:s/>4°)</text:p>
          </table:table-cell>
          <table:table-cell table:style-name="Tabla1.A1" office:value-type="string">
            <text:p text:style-name="P23">Se incorpora a la Ordenanza 2424-CM-13 el artículo 7°, el que a continuación se detalla:</text:p>
            <text:p text:style-name="P23"/>
            <text:p text:style-name="P23">“Art. 7°) Comuníquese. Publíquese en el Boletín Oficial. Tómese razón. Cumplido, archívese”.</text:p>
            <text:p text:style-name="P23"/>
          </table:table-cell>
        </table:table-row>
        <table:table-row table:style-name="Tabla1.1">
          <table:table-cell table:style-name="Tabla1.A1" office:value-type="string">
            <text:p text:style-name="P12">Art. <text:s/>5°) </text:p>
          </table:table-cell>
          <table:table-cell table:style-name="Tabla1.A1" office:value-type="string">
            <text:p text:style-name="P25">Comuníquese. Publíquese en el Boletín Oficial. Tómese razón. Cumplido, archívese.</text:p>
          </table:table-cell>
        </table:table-row>
      </table:table>
      <text:p text:style-name="P18"/>
      <text:p text:style-name="P13"/>
      <text:p text:style-name="P27"/>
      <text:p text:style-name="P14"/>
      <text:p text:style-name="P14"/>
      <text:p text:style-name="P14"/>
      <text:p text:style-name="P17">ANEXO II</text:p>
      <text:p text:style-name="P14"/>
      <text:p text:style-name="P17">ORDENANZA 2424-CM-13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PRESUPUESTO INSTITUTO MUNICIPAL DE TIERRAS Y VIVIENDAS PARA EL HÁBITAT SOCIAL</text:p>
      <text:p text:style-name="P15"/>
      <text:p text:style-name="P16"/>
      <text:p text:style-name="P16">PERÍODO 2013</text:p>
      <text:p text:style-name="P16"/>
      <text:p text:style-name="P16"/>
      <text:p text:style-name="P16"/>
      <text:p text:style-name="P16"/>
      <text:p text:style-name="P16">DESAGREG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A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roid Sans Fallback1" style:font-size-asian="14pt" style:font-name-complex="FreeSans2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</style:style>
    <style:style style:name="List" style:family="paragraph" style:parent-style-name="Text_20_body" style:class="list">
      <style:text-properties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language="es" fo:country="ES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6.244cm"/>
        </style:tab-stops>
      </style:paragraph-properties>
      <style:text-properties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Text_20_body_20_indent" style:display-name="Text body indent" style:family="paragraph" style:parent-style-name="Standard" style:class="text">
      <style:paragraph-properties fo:margin="100%" fo:margin-left="2.251cm" fo:margin-right="0cm" fo:margin-top="0cm" fo:margin-bottom="0cm" fo:text-align="justify" style:justify-single-word="false" fo:text-indent="-2.251cm" style:auto-text-indent="false"/>
      <style:text-properties style:font-size-complex="10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="100%" fo:margin-left="6.085cm" fo:margin-right="0cm" fo:margin-top="0cm" fo:margin-bottom="0cm" fo:text-align="justify" style:justify-single-word="false" fo:text-indent="-6.085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cm" fo:margin-right="0cm" fo:margin-top="0cm" fo:margin-bottom="0cm" fo:text-align="justify" style:justify-single-word="false" fo:text-indent="0.52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s" fo:country="ES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prefix="Art. " style:num-suffix="º)" style:num-format="1" text:start-value="0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prefix="Sección " style:num-format="1" text:display-levels="2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000000"/>
    </style:style>
    <style:style style:name="MP2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3" style:family="paragraph" style:parent-style-name="Sangría_20_2_20_de_20_t._20_independiente">
      <style:paragraph-properties fo:margin-left="0.009cm" fo:margin-right="0cm" fo:text-align="end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style:font-name="Trebuchet MS" fo:font-size="8pt" fo:font-weight="bold" style:font-size-asian="8pt" style:font-weight-asian="bold" style:font-name-complex="Trebuchet MS" style:font-size-complex="8pt"/>
    </style:style>
    <style:style style:name="MP4" style:family="paragraph" style:parent-style-name="Sangría_20_2_20_de_20_t._20_independiente">
      <style:paragraph-properties fo:margin-left="0.009cm" fo:margin-right="0cm" fo:text-align="center" style:justify-single-word="false" fo:text-indent="-0.009cm" style:auto-text-indent="false" fo:padding-left="0cm" fo:padding-right="0cm" fo:padding-top="0cm" fo:padding-bottom="0.035cm" fo:border-left="none" fo:border-right="none" fo:border-top="none" fo:border-bottom="0.51pt solid #000000"/>
      <style:text-properties fo:color="#000000" style:font-name="Trebuchet MS" style:font-name-complex="Trebuchet MS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fo:font-size="8pt" fo:font-weight="bold" style:font-size-asian="8pt" style:font-weight-asian="bold" style:font-size-complex="8pt"/>
    </style:style>
    <style:style style:name="MT2" style:family="text">
      <style:text-properties fo:font-size="5pt" style:font-size-asian="5pt" style:font-size-complex="5pt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35.56cm" style:num-format="1" style:print-orientation="portrait" fo:margin-top="1.27cm" fo:margin-bottom="1.27cm" fo:margin-left="3cm" fo:margin-right="3cm" style:writing-mode="lr-tb" style:layout-grid-color="#c0c0c0" style:layout-grid-lines="91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59cm" fo:page-height="35.56cm" style:num-format="1" style:print-orientation="portrait" fo:margin-top="2.501cm" fo:margin-bottom="1.369cm" fo:margin-left="3cm" fo:margin-right="3cm" style:writing-mode="lr-tb" style:layout-grid-color="#c0c0c0" style:layout-grid-lines="88" style:layout-grid-base-height="0.3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MP3"/>
        <text:p text:style-name="MP4"><text:span text:style-name="MT1"><text:line-break/><text:line-break/><text:line-break/></text:span><draw:frame draw:style-name="Mfr1" draw:name="gráficos1" text:anchor-type="char" svg:x="0cm" svg:y="-0.972cm" svg:width="6.976cm" svg:height="2.526cm" draw:z-index="4"><draw:image xlink:href="Pictures/10000000000000F1000000587432C3F9.jpg" xlink:type="simple" xlink:show="embed" xlink:actuate="onLoad"/><draw:contour-polygon svg:width="8.494cm" svg:height="3.073cm" svg:viewBox="0 0 8494 3073" draw:points="0,0 0,3073 8494,3073 8494,0" draw:recreate-on-edit="false"/></draw:frame><text:span text:style-name="MT1"> <text:s text:c="71"/>"Donar órganos, tejidos y sangre, es Donar Vida”<text:line-break/> <text:s text:c="95"/></text:span><text:span text:style-name="MT2">(Ordenanza 1421-CM-2004)</text:span></text:p>
        <text:p text:style-name="MP5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ENANZA Nº -CM-02</dc:title>
    <meta:initial-creator>Un usuario de Microsoft Office satisfecho.</meta:initial-creator>
    <meta:creation-date>2004-09-21T12:44:00</meta:creation-date>
    <dc:creator>Nadia </dc:creator>
    <dc:date>2014-03-14T13:27:36</dc:date>
    <meta:print-date>2014-03-14T13:27:02</meta:print-date>
    <meta:editing-cycles>26</meta:editing-cycles>
    <meta:editing-duration>PT28M20S</meta:editing-duration>
    <meta:generator>LibreOffice/3.5$Linux_X86_64 LibreOffice_project/350m1$Build-2</meta:generator>
    <meta:printed-by>Nadia </meta:printed-by>
    <meta:document-statistic meta:table-count="1" meta:image-count="1" meta:object-count="0" meta:page-count="5" meta:paragraph-count="92" meta:word-count="1225" meta:character-count="8676" meta:non-whitespace-character-count="6905"/>
    <meta:user-defined meta:name="Información 1"/>
    <meta:user-defined meta:name="Información 2"/>
    <meta:user-defined meta:name="Información 3"/>
    <meta:user-defined meta:name="Información 4"/>
  </office:meta>
</office:document-meta>
</file>